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FamilyProperty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ntFamilyProperty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make( PropertyList propertyList , String value , FObj fo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FontFamilyProperty.FontFamily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FamilyProperty.get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ntFamilyProperty.addProperty( Property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ntFamilyProperty.FontFamilyProperty( Property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ker.convertProperty( Property p , PropertyList propertyList , FObj 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